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4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3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2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1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20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9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8 23:00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7 23:00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6 23:00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5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4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3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2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1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20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9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8 23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7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6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5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4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3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2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1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10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9 23:00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8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7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6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5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4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3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2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1-01 23:0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31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30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9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8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7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6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5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4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3 23:00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2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1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20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9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8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7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6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5 23:00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4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8-01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2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1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9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405</text:p>
          </table:table-cell>
          <table:table-cell office:value-type="string" calcext:value-type="string">
            <text:p>NewCastle_NE.0E</text:p>
          </table:table-cell>
          <table:table-cell office:value-type="string" calcext:value-type="string">
            <text:p>2017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46" meta:object-count="0"/>
    <meta:user-defined meta:name="AppVersion">3.0</meta:user-defined>
  </office:meta>
</office:document-meta>
</file>